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2.8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5" table:number-columns-repeated="5" table:default-cell-style-name="ce3"/>
        <table:table-row table:style-name="ro2">
          <table:table-cell table:style-name="Default" office:value-type="string">
            <text:p>durchmesser cm</text:p>
          </table:table-cell>
          <table:table-cell table:style-name="Default" office:value-type="string">
            <text:p>durchmesser inch</text:p>
          </table:table-cell>
          <table:table-cell table:style-name="Default" office:value-type="string">
            <text:p>umfang in cm</text:p>
          </table:table-cell>
          <table:table-cell table:style-name="Default" office:value-type="string">
            <text:p>umfang in inch</text:p>
          </table:table-cell>
          <table:table-cell table:style-name="Default" office:value-type="string">
            <text:p>basis d cm</text:p>
          </table:table-cell>
          <table:table-cell table:style-name="Default" office:value-type="string">
            <text:p>basis d inch</text:p>
          </table:table-cell>
          <table:table-cell table:style-name="Default" office:value-type="string">
            <text:p>basis u cm</text:p>
          </table:table-cell>
          <table:table-cell table:style-name="Default" office:value-type="string">
            <text:p>basis u inch</text:p>
          </table:table-cell>
          <table:table-cell table:style-name="Default" office:value-type="string">
            <text:p>länge in cm</text:p>
          </table:table-cell>
          <table:table-cell table:style-name="Default" office:value-type="string">
            <text:p>länge in inch</text:p>
          </table:table-cell>
          <table:table-cell table:style-name="Default" office:value-type="string">
            <text:p>nutzbare l. cm</text:p>
          </table:table-cell>
          <table:table-cell table:style-name="Default" office:value-type="string">
            <text:p>nutzbar inch</text:p>
          </table:table-cell>
        </table:table-row>
        <table:table-row table:style-name="ro2">
          <table:table-cell table:style-name="Default" office:value-type="string">
            <text:p>Plugs</text:p>
          </table:table-cell>
          <table:table-cell table:style-name="Default" table:number-columns-repeated="11"/>
        </table:table-row>
        <table:table-row table:style-name="ro2">
          <table:table-cell office:value-type="float" office:value="5.5">
            <text:p>5,5</text:p>
          </table:table-cell>
          <table:table-cell table:formula="of:=[.A3]/2.54" office:value-type="float" office:value="2.16535433070866">
            <text:p>2,2</text:p>
          </table:table-cell>
          <table:table-cell table:formula="of:=[.A3]*PI()" office:value-type="float" office:value="17.2787595947439">
            <text:p>17,3</text:p>
          </table:table-cell>
          <table:table-cell table:formula="of:=[.B3]*PI()" office:value-type="float" office:value="6.80266125777318">
            <text:p>6,8</text:p>
          </table:table-cell>
          <table:table-cell table:formula="of:=[.A3]/5.5*3.5" office:value-type="float" office:value="3.5">
            <text:p>3,5</text:p>
          </table:table-cell>
          <table:table-cell table:formula="of:=[.B3]/5.5*3.5" office:value-type="float" office:value="1.37795275590551">
            <text:p>1,4</text:p>
          </table:table-cell>
          <table:table-cell table:formula="of:=[.E3]*PI()" office:value-type="float" office:value="10.9955742875643">
            <text:p>11,0</text:p>
          </table:table-cell>
          <table:table-cell table:formula="of:=[.F3]*PI()" office:value-type="float" office:value="4.32896625494657">
            <text:p>4,3</text:p>
          </table:table-cell>
          <table:table-cell office:value-type="float" office:value="11">
            <text:p>11,0</text:p>
          </table:table-cell>
          <table:table-cell table:formula="of:=[.I3]/2.54" office:value-type="float" office:value="4.33070866141732">
            <text:p>4,3</text:p>
          </table:table-cell>
          <table:table-cell table:formula="of:=[.I3]/11*9.5" office:value-type="float" office:value="9.5">
            <text:p>9,5</text:p>
          </table:table-cell>
          <table:table-cell table:formula="of:=[.J3]/11*9.5" office:value-type="float" office:value="3.74015748031496">
            <text:p>3,7</text:p>
          </table:table-cell>
        </table:table-row>
        <table:table-row table:style-name="ro2">
          <table:table-cell table:formula="of:=[.A3]+0.5" office:value-type="float" office:value="6">
            <text:p>6,0</text:p>
          </table:table-cell>
          <table:table-cell table:formula="of:=[.A4]/2.54" office:value-type="float" office:value="2.36220472440945">
            <text:p>2,4</text:p>
          </table:table-cell>
          <table:table-cell table:formula="of:=[.A4]*PI()" office:value-type="float" office:value="18.8495559215388">
            <text:p>18,8</text:p>
          </table:table-cell>
          <table:table-cell table:formula="of:=[.B4]*PI()" office:value-type="float" office:value="7.42108500847983">
            <text:p>7,4</text:p>
          </table:table-cell>
          <table:table-cell table:formula="of:=[.A4]/5.5*3.5" office:value-type="float" office:value="3.81818181818182">
            <text:p>3,8</text:p>
          </table:table-cell>
          <table:table-cell table:formula="of:=[.B4]/5.5*3.5" office:value-type="float" office:value="1.50322118826056">
            <text:p>1,5</text:p>
          </table:table-cell>
          <table:table-cell table:formula="of:=[.E4]*PI()" office:value-type="float" office:value="11.9951719500701">
            <text:p>12,0</text:p>
          </table:table-cell>
          <table:table-cell table:formula="of:=[.F4]*PI()" office:value-type="float" office:value="4.72250864175989">
            <text:p>4,7</text:p>
          </table:table-cell>
          <table:table-cell table:formula="of:=[.I3]+0.5" office:value-type="float" office:value="11.5">
            <text:p>11,5</text:p>
          </table:table-cell>
          <table:table-cell table:formula="of:=[.I4]/2.54" office:value-type="float" office:value="4.52755905511811">
            <text:p>4,5</text:p>
          </table:table-cell>
          <table:table-cell table:formula="of:=[.I4]/11*9.5" office:value-type="float" office:value="9.93181818181818">
            <text:p>9,9</text:p>
          </table:table-cell>
          <table:table-cell table:formula="of:=[.J4]/11*9.5" office:value-type="float" office:value="3.91016463851109">
            <text:p>3,9</text:p>
          </table:table-cell>
        </table:table-row>
        <table:table-row table:style-name="ro2">
          <table:table-cell table:formula="of:=[.A4]+0.5" office:value-type="float" office:value="6.5">
            <text:p>6,5</text:p>
          </table:table-cell>
          <table:table-cell table:formula="of:=[.A5]/2.54" office:value-type="float" office:value="2.55905511811024">
            <text:p>2,6</text:p>
          </table:table-cell>
          <table:table-cell table:formula="of:=[.A5]*PI()" office:value-type="float" office:value="20.4203522483337">
            <text:p>20,4</text:p>
          </table:table-cell>
          <table:table-cell table:formula="of:=[.B5]*PI()" office:value-type="float" office:value="8.03950875918648">
            <text:p>8,0</text:p>
          </table:table-cell>
          <table:table-cell table:formula="of:=[.A5]/5.5*3.5" office:value-type="float" office:value="4.13636363636364">
            <text:p>4,1</text:p>
          </table:table-cell>
          <table:table-cell table:formula="of:=[.B5]/5.5*3.5" office:value-type="float" office:value="1.6284896206156">
            <text:p>1,6</text:p>
          </table:table-cell>
          <table:table-cell table:formula="of:=[.E5]*PI()" office:value-type="float" office:value="12.994769612576">
            <text:p>13,0</text:p>
          </table:table-cell>
          <table:table-cell table:formula="of:=[.F5]*PI()" office:value-type="float" office:value="5.11605102857321">
            <text:p>5,1</text:p>
          </table:table-cell>
          <table:table-cell table:formula="of:=[.I4]+0.5" office:value-type="float" office:value="12">
            <text:p>12,0</text:p>
          </table:table-cell>
          <table:table-cell table:formula="of:=[.I5]/2.54" office:value-type="float" office:value="4.7244094488189">
            <text:p>4,7</text:p>
          </table:table-cell>
          <table:table-cell table:formula="of:=[.I5]/11*9.5" office:value-type="float" office:value="10.3636363636364">
            <text:p>10,4</text:p>
          </table:table-cell>
          <table:table-cell table:formula="of:=[.J5]/11*9.5" office:value-type="float" office:value="4.08017179670723">
            <text:p>4,1</text:p>
          </table:table-cell>
        </table:table-row>
        <table:table-row table:style-name="ro2">
          <table:table-cell table:formula="of:=[.A5]+0.5" office:value-type="float" office:value="7">
            <text:p>7,0</text:p>
          </table:table-cell>
          <table:table-cell table:formula="of:=[.A6]/2.54" office:value-type="float" office:value="2.75590551181102">
            <text:p>2,8</text:p>
          </table:table-cell>
          <table:table-cell table:formula="of:=[.A6]*PI()" office:value-type="float" office:value="21.9911485751286">
            <text:p>22,0</text:p>
          </table:table-cell>
          <table:table-cell table:formula="of:=[.B6]*PI()" office:value-type="float" office:value="8.65793250989313">
            <text:p>8,7</text:p>
          </table:table-cell>
          <table:table-cell table:formula="of:=[.A6]/5.5*3.5" office:value-type="float" office:value="4.45454545454545">
            <text:p>4,5</text:p>
          </table:table-cell>
          <table:table-cell table:formula="of:=[.B6]/5.5*3.5" office:value-type="float" office:value="1.75375805297065">
            <text:p>1,8</text:p>
          </table:table-cell>
          <table:table-cell table:formula="of:=[.E6]*PI()" office:value-type="float" office:value="13.9943672750818">
            <text:p>14,0</text:p>
          </table:table-cell>
          <table:table-cell table:formula="of:=[.F6]*PI()" office:value-type="float" office:value="5.50959341538654">
            <text:p>5,5</text:p>
          </table:table-cell>
          <table:table-cell table:formula="of:=[.I5]+0.5" office:value-type="float" office:value="12.5">
            <text:p>12,5</text:p>
          </table:table-cell>
          <table:table-cell table:formula="of:=[.I6]/2.54" office:value-type="float" office:value="4.92125984251969">
            <text:p>4,9</text:p>
          </table:table-cell>
          <table:table-cell table:formula="of:=[.I6]/11*9.5" office:value-type="float" office:value="10.7954545454545">
            <text:p>10,8</text:p>
          </table:table-cell>
          <table:table-cell table:formula="of:=[.J6]/11*9.5" office:value-type="float" office:value="4.25017895490336">
            <text:p>4,3</text:p>
          </table:table-cell>
        </table:table-row>
        <table:table-row table:style-name="ro2">
          <table:table-cell table:formula="of:=[.A6]+0.5" office:value-type="float" office:value="7.5">
            <text:p>7,5</text:p>
          </table:table-cell>
          <table:table-cell table:formula="of:=[.A7]/2.54" office:value-type="float" office:value="2.95275590551181">
            <text:p>3,0</text:p>
          </table:table-cell>
          <table:table-cell table:formula="of:=[.A7]*PI()" office:value-type="float" office:value="23.5619449019234">
            <text:p>23,6</text:p>
          </table:table-cell>
          <table:table-cell table:formula="of:=[.B7]*PI()" office:value-type="float" office:value="9.27635626059978">
            <text:p>9,3</text:p>
          </table:table-cell>
          <table:table-cell table:formula="of:=[.A7]/5.5*3.5" office:value-type="float" office:value="4.77272727272727">
            <text:p>4,8</text:p>
          </table:table-cell>
          <table:table-cell table:formula="of:=[.B7]/5.5*3.5" office:value-type="float" office:value="1.8790264853257">
            <text:p>1,9</text:p>
          </table:table-cell>
          <table:table-cell table:formula="of:=[.E7]*PI()" office:value-type="float" office:value="14.9939649375876">
            <text:p>15,0</text:p>
          </table:table-cell>
          <table:table-cell table:formula="of:=[.F7]*PI()" office:value-type="float" office:value="5.90313580219986">
            <text:p>5,9</text:p>
          </table:table-cell>
          <table:table-cell table:formula="of:=[.I6]+0.5" office:value-type="float" office:value="13">
            <text:p>13,0</text:p>
          </table:table-cell>
          <table:table-cell table:formula="of:=[.I7]/2.54" office:value-type="float" office:value="5.11811023622047">
            <text:p>5,1</text:p>
          </table:table-cell>
          <table:table-cell table:formula="of:=[.I7]/11*9.5" office:value-type="float" office:value="11.2272727272727">
            <text:p>11,2</text:p>
          </table:table-cell>
          <table:table-cell table:formula="of:=[.J7]/11*9.5" office:value-type="float" office:value="4.4201861130995">
            <text:p>4,4</text:p>
          </table:table-cell>
        </table:table-row>
        <table:table-row table:style-name="ro2">
          <table:table-cell table:formula="of:=[.A7]+0.5" office:value-type="float" office:value="8">
            <text:p>8,0</text:p>
          </table:table-cell>
          <table:table-cell table:formula="of:=[.A8]/2.54" office:value-type="float" office:value="3.1496062992126">
            <text:p>3,1</text:p>
          </table:table-cell>
          <table:table-cell table:formula="of:=[.A8]*PI()" office:value-type="float" office:value="25.1327412287183">
            <text:p>25,1</text:p>
          </table:table-cell>
          <table:table-cell table:formula="of:=[.B8]*PI()" office:value-type="float" office:value="9.89478001130643">
            <text:p>9,9</text:p>
          </table:table-cell>
          <table:table-cell table:formula="of:=[.A8]/5.5*3.5" office:value-type="float" office:value="5.09090909090909">
            <text:p>5,1</text:p>
          </table:table-cell>
          <table:table-cell table:formula="of:=[.B8]/5.5*3.5" office:value-type="float" office:value="2.00429491768074">
            <text:p>2,0</text:p>
          </table:table-cell>
          <table:table-cell table:formula="of:=[.E8]*PI()" office:value-type="float" office:value="15.9935626000935">
            <text:p>16,0</text:p>
          </table:table-cell>
          <table:table-cell table:formula="of:=[.F8]*PI()" office:value-type="float" office:value="6.29667818901318">
            <text:p>6,3</text:p>
          </table:table-cell>
          <table:table-cell table:formula="of:=[.I7]+0.5" office:value-type="float" office:value="13.5">
            <text:p>13,5</text:p>
          </table:table-cell>
          <table:table-cell table:formula="of:=[.I8]/2.54" office:value-type="float" office:value="5.31496062992126">
            <text:p>5,3</text:p>
          </table:table-cell>
          <table:table-cell table:formula="of:=[.I8]/11*9.5" office:value-type="float" office:value="11.6590909090909">
            <text:p>11,7</text:p>
          </table:table-cell>
          <table:table-cell table:formula="of:=[.J8]/11*9.5" office:value-type="float" office:value="4.59019327129563">
            <text:p>4,6</text:p>
          </table:table-cell>
        </table:table-row>
        <table:table-row table:style-name="ro2">
          <table:table-cell table:formula="of:=[.A8]+0.5" office:value-type="float" office:value="8.5">
            <text:p>8,5</text:p>
          </table:table-cell>
          <table:table-cell table:formula="of:=[.A9]/2.54" office:value-type="float" office:value="3.34645669291339">
            <text:p>3,3</text:p>
          </table:table-cell>
          <table:table-cell table:formula="of:=[.A9]*PI()" office:value-type="float" office:value="26.7035375555132">
            <text:p>26,7</text:p>
          </table:table-cell>
          <table:table-cell table:formula="of:=[.B9]*PI()" office:value-type="float" office:value="10.5132037620131">
            <text:p>10,5</text:p>
          </table:table-cell>
          <table:table-cell table:formula="of:=[.A9]/5.5*3.5" office:value-type="float" office:value="5.40909090909091">
            <text:p>5,4</text:p>
          </table:table-cell>
          <table:table-cell table:formula="of:=[.B9]/5.5*3.5" office:value-type="float" office:value="2.12956335003579">
            <text:p>2,1</text:p>
          </table:table-cell>
          <table:table-cell table:formula="of:=[.E9]*PI()" office:value-type="float" office:value="16.9931602625993">
            <text:p>17,0</text:p>
          </table:table-cell>
          <table:table-cell table:formula="of:=[.F9]*PI()" office:value-type="float" office:value="6.69022057582651">
            <text:p>6,7</text:p>
          </table:table-cell>
          <table:table-cell table:formula="of:=[.I8]+0.5" office:value-type="float" office:value="14">
            <text:p>14,0</text:p>
          </table:table-cell>
          <table:table-cell table:formula="of:=[.I9]/2.54" office:value-type="float" office:value="5.51181102362205">
            <text:p>5,5</text:p>
          </table:table-cell>
          <table:table-cell table:formula="of:=[.I9]/11*9.5" office:value-type="float" office:value="12.0909090909091">
            <text:p>12,1</text:p>
          </table:table-cell>
          <table:table-cell table:formula="of:=[.J9]/11*9.5" office:value-type="float" office:value="4.76020042949177">
            <text:p>4,8</text:p>
          </table:table-cell>
        </table:table-row>
        <table:table-row table:style-name="ro2">
          <table:table-cell table:formula="of:=[.A9]+0.5" office:value-type="float" office:value="9">
            <text:p>9,0</text:p>
          </table:table-cell>
          <table:table-cell table:formula="of:=[.A10]/2.54" office:value-type="float" office:value="3.54330708661417">
            <text:p>3,5</text:p>
          </table:table-cell>
          <table:table-cell table:formula="of:=[.A10]*PI()" office:value-type="float" office:value="28.2743338823081">
            <text:p>28,3</text:p>
          </table:table-cell>
          <table:table-cell table:formula="of:=[.B10]*PI()" office:value-type="float" office:value="11.1316275127197">
            <text:p>11,1</text:p>
          </table:table-cell>
          <table:table-cell table:formula="of:=[.A10]/5.5*3.5" office:value-type="float" office:value="5.72727272727273">
            <text:p>5,7</text:p>
          </table:table-cell>
          <table:table-cell table:formula="of:=[.B10]/5.5*3.5" office:value-type="float" office:value="2.25483178239084">
            <text:p>2,3</text:p>
          </table:table-cell>
          <table:table-cell table:formula="of:=[.E10]*PI()" office:value-type="float" office:value="17.9927579251052">
            <text:p>18,0</text:p>
          </table:table-cell>
          <table:table-cell table:formula="of:=[.F10]*PI()" office:value-type="float" office:value="7.08376296263983">
            <text:p>7,1</text:p>
          </table:table-cell>
          <table:table-cell table:formula="of:=[.I9]+0.5" office:value-type="float" office:value="14.5">
            <text:p>14,5</text:p>
          </table:table-cell>
          <table:table-cell table:formula="of:=[.I10]/2.54" office:value-type="float" office:value="5.70866141732283">
            <text:p>5,7</text:p>
          </table:table-cell>
          <table:table-cell table:formula="of:=[.I10]/11*9.5" office:value-type="float" office:value="12.5227272727273">
            <text:p>12,5</text:p>
          </table:table-cell>
          <table:table-cell table:formula="of:=[.J10]/11*9.5" office:value-type="float" office:value="4.9302075876879">
            <text:p>4,9</text:p>
          </table:table-cell>
        </table:table-row>
        <table:table-row table:style-name="ro2">
          <table:table-cell table:formula="of:=[.A10]+0.5" office:value-type="float" office:value="9.5">
            <text:p>9,5</text:p>
          </table:table-cell>
          <table:table-cell table:formula="of:=[.A11]/2.54" office:value-type="float" office:value="3.74015748031496">
            <text:p>3,7</text:p>
          </table:table-cell>
          <table:table-cell table:formula="of:=[.A11]*PI()" office:value-type="float" office:value="29.845130209103">
            <text:p>29,8</text:p>
          </table:table-cell>
          <table:table-cell table:formula="of:=[.B11]*PI()" office:value-type="float" office:value="11.7500512634264">
            <text:p>11,8</text:p>
          </table:table-cell>
          <table:table-cell table:formula="of:=[.A11]/5.5*3.5" office:value-type="float" office:value="6.04545454545455">
            <text:p>6,0</text:p>
          </table:table-cell>
          <table:table-cell table:formula="of:=[.B11]/5.5*3.5" office:value-type="float" office:value="2.38010021474588">
            <text:p>2,4</text:p>
          </table:table-cell>
          <table:table-cell table:formula="of:=[.E11]*PI()" office:value-type="float" office:value="18.992355587611">
            <text:p>19,0</text:p>
          </table:table-cell>
          <table:table-cell table:formula="of:=[.F11]*PI()" office:value-type="float" office:value="7.47730534945316">
            <text:p>7,5</text:p>
          </table:table-cell>
          <table:table-cell table:formula="of:=[.I10]+0.5" office:value-type="float" office:value="15">
            <text:p>15,0</text:p>
          </table:table-cell>
          <table:table-cell table:formula="of:=[.I11]/2.54" office:value-type="float" office:value="5.90551181102362">
            <text:p>5,9</text:p>
          </table:table-cell>
          <table:table-cell table:formula="of:=[.I11]/11*9.5" office:value-type="float" office:value="12.9545454545455">
            <text:p>13,0</text:p>
          </table:table-cell>
          <table:table-cell table:formula="of:=[.J11]/11*9.5" office:value-type="float" office:value="5.10021474588404">
            <text:p>5,1</text:p>
          </table:table-cell>
        </table:table-row>
        <table:table-row table:style-name="ro2">
          <table:table-cell table:formula="of:=[.A11]+0.5" office:value-type="float" office:value="10">
            <text:p>10,0</text:p>
          </table:table-cell>
          <table:table-cell table:formula="of:=[.A12]/2.54" office:value-type="float" office:value="3.93700787401575">
            <text:p>3,9</text:p>
          </table:table-cell>
          <table:table-cell table:formula="of:=[.A12]*PI()" office:value-type="float" office:value="31.4159265358979">
            <text:p>31,4</text:p>
          </table:table-cell>
          <table:table-cell table:formula="of:=[.B12]*PI()" office:value-type="float" office:value="12.368475014133">
            <text:p>12,4</text:p>
          </table:table-cell>
          <table:table-cell table:formula="of:=[.A12]/5.5*3.5" office:value-type="float" office:value="6.36363636363636">
            <text:p>6,4</text:p>
          </table:table-cell>
          <table:table-cell table:formula="of:=[.B12]/5.5*3.5" office:value-type="float" office:value="2.50536864710093">
            <text:p>2,5</text:p>
          </table:table-cell>
          <table:table-cell table:formula="of:=[.E12]*PI()" office:value-type="float" office:value="19.9919532501169">
            <text:p>20,0</text:p>
          </table:table-cell>
          <table:table-cell table:formula="of:=[.F12]*PI()" office:value-type="float" office:value="7.87084773626648">
            <text:p>7,9</text:p>
          </table:table-cell>
          <table:table-cell table:formula="of:=[.I11]+0.3" office:value-type="float" office:value="15.3">
            <text:p>15,3</text:p>
          </table:table-cell>
          <table:table-cell table:formula="of:=[.I12]/2.54" office:value-type="float" office:value="6.02362204724409">
            <text:p>6,0</text:p>
          </table:table-cell>
          <table:table-cell table:formula="of:=[.I12]/11*9.5" office:value-type="float" office:value="13.2136363636364">
            <text:p>13,2</text:p>
          </table:table-cell>
          <table:table-cell table:formula="of:=[.J12]/11*9.5" office:value-type="float" office:value="5.20221904080172">
            <text:p>5,2</text:p>
          </table:table-cell>
        </table:table-row>
        <table:table-row table:style-name="ro2">
          <table:table-cell table:formula="of:=[.A12]+0.5" office:value-type="float" office:value="10.5">
            <text:p>10,5</text:p>
          </table:table-cell>
          <table:table-cell table:formula="of:=[.A13]/2.54" office:value-type="float" office:value="4.13385826771654">
            <text:p>4,1</text:p>
          </table:table-cell>
          <table:table-cell table:formula="of:=[.A13]*PI()" office:value-type="float" office:value="32.9867228626928">
            <text:p>33,0</text:p>
          </table:table-cell>
          <table:table-cell table:formula="of:=[.B13]*PI()" office:value-type="float" office:value="12.9868987648397">
            <text:p>13,0</text:p>
          </table:table-cell>
          <table:table-cell table:formula="of:=[.A13]/5.5*3.5" office:value-type="float" office:value="6.68181818181818">
            <text:p>6,7</text:p>
          </table:table-cell>
          <table:table-cell table:formula="of:=[.B13]/5.5*3.5" office:value-type="float" office:value="2.63063707945598">
            <text:p>2,6</text:p>
          </table:table-cell>
          <table:table-cell table:formula="of:=[.E13]*PI()" office:value-type="float" office:value="20.9915509126227">
            <text:p>21,0</text:p>
          </table:table-cell>
          <table:table-cell table:formula="of:=[.F13]*PI()" office:value-type="float" office:value="8.26439012307981">
            <text:p>8,3</text:p>
          </table:table-cell>
          <table:table-cell table:formula="of:=[.I12]+0.3" office:value-type="float" office:value="15.6">
            <text:p>15,6</text:p>
          </table:table-cell>
          <table:table-cell table:formula="of:=[.I13]/2.54" office:value-type="float" office:value="6.14173228346457">
            <text:p>6,1</text:p>
          </table:table-cell>
          <table:table-cell table:formula="of:=[.I13]/11*9.5" office:value-type="float" office:value="13.4727272727273">
            <text:p>13,5</text:p>
          </table:table-cell>
          <table:table-cell table:formula="of:=[.J13]/11*9.5" office:value-type="float" office:value="5.3042233357194">
            <text:p>5,3</text:p>
          </table:table-cell>
        </table:table-row>
        <table:table-row table:style-name="ro2">
          <table:table-cell table:formula="of:=[.A13]+0.5" office:value-type="float" office:value="11">
            <text:p>11,0</text:p>
          </table:table-cell>
          <table:table-cell table:formula="of:=[.A14]/2.54" office:value-type="float" office:value="4.33070866141732">
            <text:p>4,3</text:p>
          </table:table-cell>
          <table:table-cell table:formula="of:=[.A14]*PI()" office:value-type="float" office:value="34.5575191894877">
            <text:p>34,6</text:p>
          </table:table-cell>
          <table:table-cell table:formula="of:=[.B14]*PI()" office:value-type="float" office:value="13.6053225155464">
            <text:p>13,6</text:p>
          </table:table-cell>
          <table:table-cell table:formula="of:=[.A14]/5.5*3.5" office:value-type="float" office:value="7">
            <text:p>7,0</text:p>
          </table:table-cell>
          <table:table-cell table:formula="of:=[.B14]/5.5*3.5" office:value-type="float" office:value="2.75590551181102">
            <text:p>2,8</text:p>
          </table:table-cell>
          <table:table-cell table:formula="of:=[.E14]*PI()" office:value-type="float" office:value="21.9911485751286">
            <text:p>22,0</text:p>
          </table:table-cell>
          <table:table-cell table:formula="of:=[.F14]*PI()" office:value-type="float" office:value="8.65793250989313">
            <text:p>8,7</text:p>
          </table:table-cell>
          <table:table-cell table:formula="of:=[.I13]+0.3" office:value-type="float" office:value="15.9">
            <text:p>15,9</text:p>
          </table:table-cell>
          <table:table-cell table:formula="of:=[.I14]/2.54" office:value-type="float" office:value="6.25984251968504">
            <text:p>6,3</text:p>
          </table:table-cell>
          <table:table-cell table:formula="of:=[.I14]/11*9.5" office:value-type="float" office:value="13.7318181818182">
            <text:p>13,7</text:p>
          </table:table-cell>
          <table:table-cell table:formula="of:=[.J14]/11*9.5" office:value-type="float" office:value="5.40622763063708">
            <text:p>5,4</text:p>
          </table:table-cell>
        </table:table-row>
        <table:table-row table:style-name="ro2">
          <table:table-cell table:formula="of:=[.A14]+0.5" office:value-type="float" office:value="11.5">
            <text:p>11,5</text:p>
          </table:table-cell>
          <table:table-cell table:formula="of:=[.A15]/2.54" office:value-type="float" office:value="4.52755905511811">
            <text:p>4,5</text:p>
          </table:table-cell>
          <table:table-cell table:formula="of:=[.A15]*PI()" office:value-type="float" office:value="36.1283155162826">
            <text:p>36,1</text:p>
          </table:table-cell>
          <table:table-cell table:formula="of:=[.B15]*PI()" office:value-type="float" office:value="14.223746266253">
            <text:p>14,2</text:p>
          </table:table-cell>
          <table:table-cell table:formula="of:=[.A15]/5.5*3.5" office:value-type="float" office:value="7.31818181818182">
            <text:p>7,3</text:p>
          </table:table-cell>
          <table:table-cell table:formula="of:=[.B15]/5.5*3.5" office:value-type="float" office:value="2.88117394416607">
            <text:p>2,9</text:p>
          </table:table-cell>
          <table:table-cell table:formula="of:=[.E15]*PI()" office:value-type="float" office:value="22.9907462376344">
            <text:p>23,0</text:p>
          </table:table-cell>
          <table:table-cell table:formula="of:=[.F15]*PI()" office:value-type="float" office:value="9.05147489670646">
            <text:p>9,1</text:p>
          </table:table-cell>
          <table:table-cell table:formula="of:=[.I14]+0.3" office:value-type="float" office:value="16.2">
            <text:p>16,2</text:p>
          </table:table-cell>
          <table:table-cell table:formula="of:=[.I15]/2.54" office:value-type="float" office:value="6.37795275590551">
            <text:p>6,4</text:p>
          </table:table-cell>
          <table:table-cell table:formula="of:=[.I15]/11*9.5" office:value-type="float" office:value="13.9909090909091">
            <text:p>14,0</text:p>
          </table:table-cell>
          <table:table-cell table:formula="of:=[.J15]/11*9.5" office:value-type="float" office:value="5.50823192555476">
            <text:p>5,5</text:p>
          </table:table-cell>
        </table:table-row>
        <table:table-row table:style-name="ro2">
          <table:table-cell table:formula="of:=[.A15]+0.5" office:value-type="float" office:value="12">
            <text:p>12,0</text:p>
          </table:table-cell>
          <table:table-cell table:formula="of:=[.A16]/2.54" office:value-type="float" office:value="4.7244094488189">
            <text:p>4,7</text:p>
          </table:table-cell>
          <table:table-cell table:formula="of:=[.A16]*PI()" office:value-type="float" office:value="37.6991118430775">
            <text:p>37,7</text:p>
          </table:table-cell>
          <table:table-cell table:formula="of:=[.B16]*PI()" office:value-type="float" office:value="14.8421700169597">
            <text:p>14,8</text:p>
          </table:table-cell>
          <table:table-cell table:formula="of:=[.A16]/5.5*3.5" office:value-type="float" office:value="7.63636363636364">
            <text:p>7,6</text:p>
          </table:table-cell>
          <table:table-cell table:formula="of:=[.B16]/5.5*3.5" office:value-type="float" office:value="3.00644237652112">
            <text:p>3,0</text:p>
          </table:table-cell>
          <table:table-cell table:formula="of:=[.E16]*PI()" office:value-type="float" office:value="23.9903439001402">
            <text:p>24,0</text:p>
          </table:table-cell>
          <table:table-cell table:formula="of:=[.F16]*PI()" office:value-type="float" office:value="9.44501728351978">
            <text:p>9,4</text:p>
          </table:table-cell>
          <table:table-cell table:formula="of:=[.I15]+0.3" office:value-type="float" office:value="16.5">
            <text:p>16,5</text:p>
          </table:table-cell>
          <table:table-cell table:formula="of:=[.I16]/2.54" office:value-type="float" office:value="6.49606299212599">
            <text:p>6,5</text:p>
          </table:table-cell>
          <table:table-cell table:formula="of:=[.I16]/11*9.5" office:value-type="float" office:value="14.25">
            <text:p>14,3</text:p>
          </table:table-cell>
          <table:table-cell table:formula="of:=[.J16]/11*9.5" office:value-type="float" office:value="5.61023622047244">
            <text:p>5,6</text:p>
          </table:table-cell>
        </table:table-row>
        <table:table-row table:style-name="ro2">
          <table:table-cell table:formula="of:=[.A16]+0.5" office:value-type="float" office:value="12.5">
            <text:p>12,5</text:p>
          </table:table-cell>
          <table:table-cell table:formula="of:=[.A17]/2.54" office:value-type="float" office:value="4.92125984251969">
            <text:p>4,9</text:p>
          </table:table-cell>
          <table:table-cell table:formula="of:=[.A17]*PI()" office:value-type="float" office:value="39.2699081698724">
            <text:p>39,3</text:p>
          </table:table-cell>
          <table:table-cell table:formula="of:=[.B17]*PI()" office:value-type="float" office:value="15.4605937676663">
            <text:p>15,5</text:p>
          </table:table-cell>
          <table:table-cell table:formula="of:=[.A17]/5.5*3.5" office:value-type="float" office:value="7.95454545454546">
            <text:p>8,0</text:p>
          </table:table-cell>
          <table:table-cell table:formula="of:=[.B17]/5.5*3.5" office:value-type="float" office:value="3.13171080887616">
            <text:p>3,1</text:p>
          </table:table-cell>
          <table:table-cell table:formula="of:=[.E17]*PI()" office:value-type="float" office:value="24.9899415626461">
            <text:p>25,0</text:p>
          </table:table-cell>
          <table:table-cell table:formula="of:=[.F17]*PI()" office:value-type="float" office:value="9.8385596703331">
            <text:p>9,8</text:p>
          </table:table-cell>
          <table:table-cell table:formula="of:=[.I16]+0.3" office:value-type="float" office:value="16.8">
            <text:p>16,8</text:p>
          </table:table-cell>
          <table:table-cell table:formula="of:=[.I17]/2.54" office:value-type="float" office:value="6.61417322834646">
            <text:p>6,6</text:p>
          </table:table-cell>
          <table:table-cell table:formula="of:=[.I17]/11*9.5" office:value-type="float" office:value="14.5090909090909">
            <text:p>14,5</text:p>
          </table:table-cell>
          <table:table-cell table:formula="of:=[.J17]/11*9.5" office:value-type="float" office:value="5.71224051539012">
            <text:p>5,7</text:p>
          </table:table-cell>
        </table:table-row>
        <table:table-row table:style-name="ro2">
          <table:table-cell table:formula="of:=[.A17]+0.5" office:value-type="float" office:value="13">
            <text:p>13,0</text:p>
          </table:table-cell>
          <table:table-cell table:formula="of:=[.A18]/2.54" office:value-type="float" office:value="5.11811023622047">
            <text:p>5,1</text:p>
          </table:table-cell>
          <table:table-cell table:formula="of:=[.A18]*PI()" office:value-type="float" office:value="40.8407044966673">
            <text:p>40,8</text:p>
          </table:table-cell>
          <table:table-cell table:formula="of:=[.B18]*PI()" office:value-type="float" office:value="16.079017518373">
            <text:p>16,1</text:p>
          </table:table-cell>
          <table:table-cell table:formula="of:=[.A18]/5.5*3.5" office:value-type="float" office:value="8.27272727272727">
            <text:p>8,3</text:p>
          </table:table-cell>
          <table:table-cell table:formula="of:=[.B18]/5.5*3.5" office:value-type="float" office:value="3.25697924123121">
            <text:p>3,3</text:p>
          </table:table-cell>
          <table:table-cell table:formula="of:=[.E18]*PI()" office:value-type="float" office:value="25.9895392251519">
            <text:p>26,0</text:p>
          </table:table-cell>
          <table:table-cell table:formula="of:=[.F18]*PI()" office:value-type="float" office:value="10.2321020571464">
            <text:p>10,2</text:p>
          </table:table-cell>
          <table:table-cell table:formula="of:=[.I17]+0.3" office:value-type="float" office:value="17.1">
            <text:p>17,1</text:p>
          </table:table-cell>
          <table:table-cell table:formula="of:=[.I18]/2.54" office:value-type="float" office:value="6.73228346456693">
            <text:p>6,7</text:p>
          </table:table-cell>
          <table:table-cell table:formula="of:=[.I18]/11*9.5" office:value-type="float" office:value="14.7681818181818">
            <text:p>14,8</text:p>
          </table:table-cell>
          <table:table-cell table:formula="of:=[.J18]/11*9.5" office:value-type="float" office:value="5.8142448103078">
            <text:p>5,8</text:p>
          </table:table-cell>
        </table:table-row>
        <table:table-row table:style-name="ro2">
          <table:table-cell table:style-name="Default" office:value-type="string">
            <text:p>Pylone</text:p>
          </table:table-cell>
          <table:table-cell table:style-name="Default" table:number-columns-repeated="11"/>
        </table:table-row>
        <table:table-row table:style-name="ro2">
          <table:table-cell table:style-name="Default" table:number-columns-repeated="8"/>
          <table:table-cell table:style-name="Default" office:value-type="float" office:value="28">
            <text:p>28</text:p>
          </table:table-cell>
          <table:table-cell table:formula="of:=[.I20]/2.54" office:value-type="float" office:value="11.0236220472441">
            <text:p>11,0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8"/>
          <table:table-cell table:style-name="Default" office:value-type="float" office:value="30">
            <text:p>30</text:p>
          </table:table-cell>
          <table:table-cell table:formula="of:=[.I21]/2.54" office:value-type="float" office:value="11.8110236220472">
            <text:p>11,8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8"/>
          <table:table-cell table:style-name="Default" office:value-type="float" office:value="32">
            <text:p>32</text:p>
          </table:table-cell>
          <table:table-cell table:formula="of:=[.I22]/2.54" office:value-type="float" office:value="12.5984251968504">
            <text:p>12,6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8"/>
          <table:table-cell table:style-name="Default" office:value-type="float" office:value="34">
            <text:p>34</text:p>
          </table:table-cell>
          <table:table-cell table:formula="of:=[.I23]/2.54" office:value-type="float" office:value="13.3858267716535">
            <text:p>13,4</text:p>
          </table:table-cell>
          <table:table-cell table:style-name="Default" table:number-columns-repeated="2"/>
        </table:table-row>
      </table:table>
      <table:table table:name="Tabelle2" table:style-name="ta1" table:print="false">
        <table:table-column table:style-name="co5" table:number-columns-repeated="6" table:default-cell-style-name="Default"/>
        <table:table-row table:style-name="ro2">
          <table:table-cell office:value-type="string">
            <text:p>Tisch</text:p>
          </table:table-cell>
          <table:table-cell table:number-columns-repeated="5"/>
        </table:table-row>
        <table:table-row table:style-name="ro2">
          <table:table-cell office:value-type="string">
            <text:p>Breite m</text:p>
          </table:table-cell>
          <table:table-cell office:value-type="string">
            <text:p>Höhe m</text:p>
          </table:table-cell>
          <table:table-cell office:value-type="string">
            <text:p>Tiefe m</text:p>
          </table:table-cell>
          <table:table-cell office:value-type="string">
            <text:p>Breite '</text:p>
          </table:table-cell>
          <table:table-cell office:value-type="string">
            <text:p>Höhe '</text:p>
          </table:table-cell>
          <table:table-cell office:value-type="string">
            <text:p>Tiefe '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1.2">
            <text:p>1,2</text:p>
          </table:table-cell>
          <table:table-cell office:value-type="float" office:value="1">
            <text:p>1</text:p>
          </table:table-cell>
          <table:table-cell table:formula="of:=[.A3]/0.3048" office:value-type="float" office:value="9.84251968503937">
            <text:p>9,842519685</text:p>
          </table:table-cell>
          <table:table-cell table:formula="of:=[.B3]/0.3048" office:value-type="float" office:value="3.93700787401575">
            <text:p>3,937007874</text:p>
          </table:table-cell>
          <table:table-cell table:formula="of:=[.C3]/0.3048" office:value-type="float" office:value="3.28083989501312">
            <text:p>3,28083989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1.2">
            <text:p>1,2</text:p>
          </table:table-cell>
          <table:table-cell office:value-type="float" office:value="1">
            <text:p>1</text:p>
          </table:table-cell>
          <table:table-cell table:formula="of:=[.A4]/0.3048" office:value-type="float" office:value="6.56167979002625">
            <text:p>6,56167979</text:p>
          </table:table-cell>
          <table:table-cell table:formula="of:=[.B4]/0.3048" office:value-type="float" office:value="3.93700787401575">
            <text:p>3,937007874</text:p>
          </table:table-cell>
          <table:table-cell table:formula="of:=[.C4]/0.3048" office:value-type="float" office:value="3.28083989501312">
            <text:p>3,280839895</text:p>
          </table:table-cell>
        </table:table-row>
      </table:table>
      <table:table table:name="Tabelle3" table:style-name="ta1" table:print="false">
        <table:table-column table:style-name="co5" table:number-columns-repeated="6" table:default-cell-style-name="Default"/>
        <table:table-row table:style-name="ro3">
          <table:table-cell office:value-type="string">
            <text:p>Anal math</text:p>
          </table:table-cell>
          <table:table-cell table:number-columns-repeated="5"/>
        </table:table-row>
        <table:table-row table:style-name="ro3">
          <table:table-cell office:value-type="string">
            <text:p>d cm 1</text:p>
          </table:table-cell>
          <table:table-cell office:value-type="string">
            <text:p>d cm 2</text:p>
          </table:table-cell>
          <table:table-cell office:value-type="string">
            <text:p>d cm 3</text:p>
          </table:table-cell>
          <table:table-cell office:value-type="string">
            <text:p>circ cm 1</text:p>
          </table:table-cell>
          <table:table-cell office:value-type="string">
            <text:p>circ cm 2</text:p>
          </table:table-cell>
          <table:table-cell office:value-type="string">
            <text:p>circ cm 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[.A3]+1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formula="of:=[.A10]+1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formula="of:=[.A3]/2*PI()" office:value-type="float" office:value="1.5707963267949">
            <text:p>1,570796326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2.12.2014</text:date>, <text:time>18:25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 F</meta:initial-creator>
    <meta:creation-date>2014-10-21T00:25:59.08</meta:creation-date>
    <dc:date>2014-12-02T18:25:11.92</dc:date>
    <dc:creator>O F</dc:creator>
    <meta:editing-duration>PT5H34M54S</meta:editing-duration>
    <meta:editing-cycles>8</meta:editing-cycles>
    <meta:generator>OpenOffice/4.1.1$Win32 OpenOffice.org_project/411m6$Build-9775</meta:generator>
    <meta:document-statistic meta:table-count="3" meta:cell-count="254" meta:object-count="0"/>
  </office:meta>
</office:document-meta>
</file>